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ystem"/>
    <style:font-face style:name="OpenSymbol" svg:font-family="OpenSymbol" style:font-family-generic="system"/>
    <style:font-face style:name="Liberation Mono" svg:font-family="Liberation Mono"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style:style>
    <style:style style:name="C1" style:parent-style-name="StrongEmphasis" style:family="text">
      <style:text-properties style:font-name="Liberation Mono" style:font-name-asian="Liberation Mono" style:font-name-complex="Liberation Mono"/>
    </style:style>
    <style:style style:name="C2" style:parent-style-name="StrongEmphasis" style:family="text">
      <style:text-properties style:font-name="Liberation Mono" style:font-name-asian="Liberation Mono" style:font-name-complex="Liberation Mono"/>
    </style:style>
    <style:style style:name="P4" style:parent-style-name="Textbody" style:list-style-name="WWNum1" style:family="paragraph"/>
    <style:style style:name="P5" style:parent-style-name="Textbody" style:list-style-name="WWNum1" style:family="paragraph"/>
    <style:style style:name="P6" style:parent-style-name="Textbody" style:list-style-name="WWNum1" style:family="paragraph"/>
    <style:style style:name="P7" style:parent-style-name="Textbody" style:list-style-name="WWNum2" style:family="paragraph"/>
    <style:style style:name="P8" style:parent-style-name="Textbody" style:list-style-name="WWNum2" style:family="paragraph"/>
    <style:style style:name="P9" style:parent-style-name="Textbody" style:list-style-name="WWNum3" style:family="paragraph"/>
    <style:style style:name="P10" style:parent-style-name="Textbody" style:list-style-name="WWNum3" style:family="paragraph"/>
    <style:style style:name="P11" style:parent-style-name="Textbody" style:list-style-name="WWNum3" style:family="paragraph"/>
    <style:style style:name="P12" style:parent-style-name="Textbody" style:list-style-name="WWNum3" style:family="paragraph"/>
    <style:style style:name="P13" style:parent-style-name="Textbody" style:list-style-name="WWNum3" style:family="paragraph"/>
    <style:style style:name="P14" style:parent-style-name="Textbody" style:list-style-name="WWNum4" style:family="paragraph"/>
    <style:style style:name="C3" style:parent-style-name="Fuentedepárrafopredeter." style:family="text">
      <style:text-properties fo:font-weight="bold" style:font-weight-asian="bold" fo:font-size="16pt" style:font-size-asian="16pt" style:text-underline-type="single" style:text-underline-style="solid" style:text-underline-width="auto" style:text-underline-mode="continuous"/>
    </style:style>
    <style:style style:name="C4" style:parent-style-name="Fuentedepárrafopredeter." style:family="text">
      <style:text-properties style:font-name="Calibri" style:font-name-asian="Calibri" style:font-name-complex="Calibri" fo:font-size="12pt" style:font-size-asian="12pt" style:font-size-complex="14pt"/>
    </style:style>
    <style:style style:name="C5" style:parent-style-name="Fuentedepárrafopredeter." style:family="text">
      <style:text-properties style:font-name="Calibri" style:font-name-asian="Calibri" style:font-name-complex="Calibri" fo:font-size="12pt" style:font-size-asian="12pt"/>
    </style:style>
    <style:style style:name="C6" style:parent-style-name="Fuentedepárrafopredeter." style:family="text">
      <style:text-properties style:font-name="Calibri" style:font-name-asian="Calibri" style:font-name-complex="Calibri" fo:font-weight="bold" style:font-weight-asian="bold" fo:font-size="12pt" style:font-size-asian="12pt"/>
    </style:style>
    <style:style style:name="C7" style:parent-style-name="Fuentedepárrafopredeter." style:family="text">
      <style:text-properties style:font-name="Calibri" style:font-name-asian="Calibri" style:font-name-complex="Calibri" fo:font-size="12pt" style:font-size-asian="12pt"/>
    </style:style>
    <style:style style:name="C8" style:parent-style-name="Fuentedepárrafopredeter." style:family="text">
      <style:text-properties style:font-name="Calibri" style:font-name-asian="Calibri" style:font-name-complex="Calibri" fo:font-size="12pt" style:font-size-asian="12pt"/>
    </style:style>
    <style:style style:name="C9" style:parent-style-name="Fuentedepárrafopredeter." style:family="text">
      <style:text-properties style:font-name="Calibri" style:font-name-asian="Calibri" style:font-name-complex="Calibri" fo:font-weight="bold" style:font-weight-asian="bold" fo:font-size="12pt" style:font-size-asian="12pt"/>
    </style:style>
    <style:style style:name="C10" style:parent-style-name="Fuentedepárrafopredeter." style:family="text">
      <style:text-properties style:font-name="Calibri" style:font-name-asian="Calibri" style:font-name-complex="Calibri" fo:font-size="12pt" style:font-size-asian="12pt"/>
    </style:style>
    <style:style style:name="C11" style:parent-style-name="Fuentedepárrafopredeter." style:family="text">
      <style:text-properties style:font-name="Calibri" style:font-name-asian="Calibri" style:font-name-complex="Calibri" fo:font-size="12pt" style:font-size-asian="12pt"/>
    </style:style>
    <style:style style:name="C12" style:parent-style-name="Fuentedepárrafopredeter." style:family="text">
      <style:text-properties style:font-name="Calibri" style:font-name-asian="Calibri" style:font-name-complex="Calibri" fo:font-weight="bold" style:font-weight-asian="bold" fo:font-size="12pt" style:font-size-asian="12pt"/>
    </style:style>
    <style:style style:name="C13" style:parent-style-name="Fuentedepárrafopredeter." style:family="text">
      <style:text-properties style:font-name="Calibri" style:font-name-asian="Calibri" style:font-name-complex="Calibri" fo:font-size="12pt" style:font-size-asian="12pt"/>
    </style:style>
    <style:style style:name="C14" style:parent-style-name="Fuentedepárrafopredeter." style:family="text">
      <style:text-properties style:font-name="Calibri" style:font-name-asian="Calibri" style:font-name-complex="Calibri" fo:font-size="12pt" style:font-size-asian="12pt"/>
    </style:style>
    <style:style style:name="C15" style:parent-style-name="Fuentedepárrafopredeter." style:family="text">
      <style:text-properties style:font-name="Calibri" style:font-name-asian="Calibri" style:font-name-complex="Calibri" fo:font-size="12pt" style:font-size-asian="12pt"/>
    </style:style>
    <style:style style:name="C16" style:parent-style-name="Fuentedepárrafopredeter." style:family="text">
      <style:text-properties style:font-name="Calibri" style:font-name-asian="Calibri" style:font-name-complex="Calibri" fo:font-weight="bold" style:font-weight-asian="bold" fo:font-size="12pt" style:font-size-asian="12pt"/>
    </style:style>
    <style:style style:name="C17" style:parent-style-name="Fuentedepárrafopredeter." style:family="text">
      <style:text-properties style:font-name="Calibri" style:font-name-asian="Calibri" style:font-name-complex="Calibri" fo:font-size="12pt" style:font-size-asian="12pt"/>
    </style:style>
    <style:style style:name="C18" style:parent-style-name="Fuentedepárrafopredeter." style:family="text">
      <style:text-properties style:font-name="Calibri" style:font-name-asian="Calibri" style:font-name-complex="Calibri" fo:font-size="12pt" style:font-size-asian="12pt"/>
    </style:style>
    <style:style style:name="C19" style:parent-style-name="Fuentedepárrafopredeter." style:family="text">
      <style:text-properties style:font-name="Calibri" style:font-name-asian="Calibri" style:font-name-complex="Calibri" fo:font-weight="bold" style:font-weight-asian="bold" fo:font-size="12pt" style:font-size-asian="12pt"/>
    </style:style>
    <style:style style:name="C20" style:parent-style-name="Fuentedepárrafopredeter." style:family="text">
      <style:text-properties style:font-name="Calibri" style:font-name-asian="Calibri" style:font-name-complex="Calibri" fo:font-size="12pt" style:font-size-asian="12pt"/>
    </style:style>
    <style:style style:name="C21" style:parent-style-name="Fuentedepárrafopredeter." style:family="text">
      <style:text-properties fo:font-size="12pt" style:font-size-asian="12pt" style:font-size-complex="14pt"/>
    </style:style>
    <style:style style:name="C22" style:parent-style-name="Fuentedepárrafopredeter." style:family="text">
      <style:text-properties style:font-name="Calibri" style:font-name-asian="Calibri" style:font-name-complex="Calibri" fo:font-size="12pt" style:font-size-asian="12pt"/>
    </style:style>
    <style:style style:name="C23" style:parent-style-name="Fuentedepárrafopredeter." style:family="text">
      <style:text-properties style:font-name="Calibri" style:font-name-asian="Calibri" style:font-name-complex="Calibri" fo:font-weight="bold" style:font-weight-asian="bold" fo:font-size="12pt" style:font-size-asian="12pt"/>
    </style:style>
    <style:style style:name="C24" style:parent-style-name="Fuentedepárrafopredeter." style:family="text">
      <style:text-properties style:font-name="Calibri" style:font-name-asian="Calibri" style:font-name-complex="Calibri" fo:font-size="12pt" style:font-size-asian="12pt"/>
    </style:style>
    <style:style style:name="C25" style:parent-style-name="Fuentedepárrafopredeter." style:family="text">
      <style:text-properties style:font-name="Calibri" style:font-name-asian="Calibri" style:font-name-complex="Calibri" fo:font-size="12pt" style:font-size-asian="12pt" style:font-size-complex="14pt"/>
    </style:style>
    <style:style style:name="P38" style:parent-style-name="Párrafodelista" style:list-style-name="WWNum8" style:family="paragraph"/>
    <style:style style:name="C26" style:parent-style-name="Fuentedepárrafopredeter." style:family="text">
      <style:text-properties style:font-name="Calibri" style:font-name-asian="Calibri" style:font-name-complex="Calibri" fo:font-size="12pt" style:font-size-asian="12pt"/>
    </style:style>
    <style:style style:name="P40" style:parent-style-name="Párrafodelista" style:list-style-name="WWNum8" style:family="paragraph"/>
    <style:style style:name="C27" style:parent-style-name="Fuentedepárrafopredeter." style:family="text">
      <style:text-properties style:font-name="Calibri" style:font-name-asian="Calibri" style:font-name-complex="Calibri" fo:font-size="12pt" style:font-size-asian="12pt"/>
    </style:style>
    <style:style style:name="P42" style:parent-style-name="Párrafodelista" style:list-style-name="WWNum8" style:family="paragraph"/>
    <style:style style:name="C28" style:parent-style-name="Fuentedepárrafopredeter." style:family="text">
      <style:text-properties style:font-name="Calibri" style:font-name-asian="Calibri" style:font-name-complex="Calibri" fo:font-size="12pt" style:font-size-asian="12pt"/>
    </style:style>
    <style:style style:name="P44" style:parent-style-name="Párrafodelista" style:list-style-name="WWNum8" style:family="paragraph"/>
    <style:style style:name="C29" style:parent-style-name="Fuentedepárrafopredeter." style:family="text">
      <style:text-properties style:font-name="Calibri" style:font-name-asian="Calibri" style:font-name-complex="Calibri" fo:font-size="12pt" style:font-size-asian="12pt"/>
    </style:style>
    <style:style style:name="P46" style:parent-style-name="Párrafodelista" style:list-style-name="WWNum8" style:family="paragraph"/>
    <style:style style:name="C30" style:parent-style-name="Fuentedepárrafopredeter." style:family="text">
      <style:text-properties style:font-name="Calibri" style:font-name-asian="Calibri" style:font-name-complex="Calibri" fo:font-size="12pt" style:font-size-asian="12pt"/>
    </style:style>
    <style:style style:name="P48" style:parent-style-name="Párrafodelista" style:list-style-name="WWNum8" style:family="paragraph"/>
    <style:style style:name="C31" style:parent-style-name="Fuentedepárrafopredeter." style:family="text">
      <style:text-properties style:font-name="Calibri" style:font-name-asian="Calibri" style:font-name-complex="Calibri" fo:font-size="12pt" style:font-size-asian="12pt"/>
    </style:style>
  </office:automatic-styles>
  <office:body>
    <office:text text:use-soft-page-breaks="true">
      <text:p text:style-name="P1"><text:span text:style-name="C1">Trabajo: Análisis y Configuración de un Sistema Microinformático</text:span></text:p>
      <text:p text:style-name="Textbody"><text:span text:style-name="C2">Objetivos del Trabajo:</text:span></text:p>
      <text:list text:style-name="WWNum1" text:continue-numbering="true">
        <text:list-item>
          <text:p text:style-name="P4">Entender y aplicar conocimientos sobre la arquitectura de sistemas informáticos.</text:p>
        </text:list-item>
        <text:list-item>
          <text:p text:style-name="P5">Configurar correctamente un equipo informático y sus periféricos.</text:p>
        </text:list-item>
        <text:list-item>
          <text:p text:style-name="P6">Diagnosticar y solucionar problemas de hardware y software.</text:p>
        </text:list-item>
      </text:list>
      <text:p text:style-name="Textbody">Instrucciones:</text:p>
      <text:list text:style-name="WWNum2" text:continue-numbering="true">
        <text:list-item>
          <text:p text:style-name="P7">Parte Teórica:</text:p>
          <text:list text:continue-numbering="true">
            <text:list-item>
              <text:p text:style-name="P8">Análisis de Arquitectura de Sistemas (1.1, 1.2, 1.3): Redacta un documento donde describas el esquema funcional y estructura de un ordenador personal estándar. Deberás identificar los componentes principales de un sistema microinformático, explicar su función y cómo se relacionan entre sí en el proceso de arranque del equipo.</text:p>
            </text:list-item>
          </text:list>
        </text:list-item>
      </text:list>
      <text:p text:style-name="Textbody"/>
      <text:p text:style-name="Textbody">Puntos a cubrir:<text:line-break/><text:line-break/>La Unidad Central de Proceso (CPU): Explica cómo la CPU actúa como el cerebro del ordenador, procesando las instrucciones y controlando el funcionamiento del resto de los componentes.</text:p>
      <text:list text:style-name="WWNum3" text:continue-numbering="true">
        <text:list-item>
          <text:p text:style-name="P9">Memoria (RAM y Almacenamiento): Diferencia entre la memoria de acceso aleatorio y los dispositivos de almacenamiento. Explica su función en el arranque y operación del sistema.</text:p>
        </text:list-item>
        <text:list-item>
          <text:p text:style-name="P10">Subsistema de Entrada/Salida (E/S): Identifica los componentes que forman parte de este subsistema y su importancia en la comunicación entre el ordenador y el mundo exterior.</text:p>
        </text:list-item>
        <text:list-item>
          <text:p text:style-name="P11">Buses y Arquitecturas de Bus: Describe los tipos de buses (datos, dirección, control) y cómo afectan el rendimiento y la comunicación interna del ordenador.</text:p>
        </text:list-item>
        <text:list-item>
          <text:p text:style-name="P12">Interficies: Explica cómo las interfaces como USB, HDMI, etc., permiten la conexión de diferentes periféricos y la transferencia de datos.</text:p>
        </text:list-item>
        <text:list-item>
          <text:p text:style-name="P13">Secuencia de Arranque del Equipo: Describe el proceso de arranque desde que se enciende el ordenador hasta que el sistema operativo está completamente cargado y listo para su uso.</text:p>
        </text:list-item>
      </text:list>
      <text:p text:style-name="Textbody">Método de Entrega:</text:p>
      <text:list text:style-name="WWNum4" text:continue-numbering="true">
        <text:list-item>
          <text:p text:style-name="P14">El trabajo se entregará a través de un push al repositorio de GitHub del curso, en una rama con el nombre del estudiante (Consultar el manual_subir_cambios_git).</text:p>
        </text:list-item>
      </text:list>
      <text:p text:style-name="Textbody">Nota: Si encuentras problemas al subir tu documento a GitHub, por favor comunícate con el instructor para recibir asistencia.</text:p>
      <text:p text:style-name="Normal"/>
      <text:p text:style-name="Textbody"><text:span text:style-name="C3">Funcionamiento y componentes de un sistema microinformático</text:span></text:p>
      <text:p text:style-name="Normal"><text:span text:style-name="C4">Un ordenador personal es un sistema microinformático que consta de varios componentes que realizan funciones específicas y se comunican entre sí mediante buses o canales de transmisión de datos. Los componentes principales de un ordenador personal son:</text:span></text:p>
      <text:p text:style-name="Normal"/>
      <text:p text:style-name="Normal"><text:span text:style-name="C5">La<text:s/></text:span><text:span text:style-name="C6">CPU</text:span><text:span text:style-name="C7">, que se encarga de ejecutar las instrucciones de los programas y procesar los datos. La CPU se compone de dos partes: la unidad de control, que dirige las operaciones, y la unidad aritmético-lógica (ALU), que realiza cálculos y comparaciones.</text:span></text:p>
      <text:p text:style-name="Normal"/>
      <text:p text:style-name="Normal"><text:span text:style-name="C8">La<text:s/></text:span><text:span text:style-name="C9">memoria principal</text:span><text:span text:style-name="C10">, donde se almacenan temporalmente los datos y las instrucciones que necesita la CPU para realizar sus tareas. La memoria principal se divide en dos tipos: la RAM, que es volátil y se borra al apagar el ordenador, y la ROM, que es no volátil y contiene información básica del sistema.</text:span></text:p>
      <text:p text:style-name="Normal"/>
      <text:p text:style-name="Normal"><text:span text:style-name="C11">El<text:s/></text:span><text:span text:style-name="C12">subsistema de entrada y salida</text:span><text:span text:style-name="C13"><text:s/>(I/O), que permite la comunicación entre el ordenador y el usuario o el exterior. Los dispositivos de entrada envían datos al ordenador como, un teclado, un<text:s/></text:span><text:soft-page-break/><text:span text:style-name="C14">ratón o un micrófono. Los dispositivos de salida muestran o entregan los resultados del procesamiento como, un monitor, unos altavoces o una impresora.</text:span></text:p>
      <text:p text:style-name="Normal"/>
      <text:p text:style-name="Normal"><text:span text:style-name="C15">Los<text:s/></text:span><text:span text:style-name="C16">dispositivos de almacenamiento secundario</text:span><text:span text:style-name="C17"><text:s/>que guardan de forma permanente o temporal (dependiendo del sistema operativo) los datos y los programas que no se están utilizando en la memoria principal. Los dispositivos de almacenamiento secundario pueden ser internos (SSD, HDD) o externos (memoria USB, CD/DVD), y se clasifican en tres tipos según su tecnología: magnéticos, ópticos o de estado sólido.</text:span></text:p>
      <text:p text:style-name="Normal"/>
      <text:p text:style-name="Normal"><text:span text:style-name="C18">Toda esta información se transmite a través de los<text:s/></text:span><text:span text:style-name="C19">buses</text:span><text:span text:style-name="C20">, que</text:span><text:s/><text:span text:style-name="C21">permiten el intercambio de datos, direcciones y señales de control entre los componentes. Los buses pueden ser internos o externos, según estén dentro o fuera de la placa base, y pueden ser de diferentes tipos y velocidades, como ISA, PCI, USB, etc. Y hay 3 tipos, hay buses de datos, que transportan los datos que se leen o se escriben en la memoria o en los dispositivos de entrada y salida, los buses de dirección, que especifican la dirección de memoria o de entrada y salida donde se va a realizar la operación de lectura o escritura de datos y los buses de control, que envían las señales que indican el tipo de operación que se va a realizar (lectura o escritura).</text:span></text:p>
      <text:p text:style-name="Normal"/>
      <text:p text:style-name="Normal"><text:span text:style-name="C22">La<text:s/></text:span><text:span text:style-name="C23">placa base</text:span><text:span text:style-name="C24"><text:s/>es la parte que conecta todos los componentes del ordenador entre sí. La placa base contiene varios elementos, como el zócalo de la CPU, donde se situa el procesador, el chipset, que controla el funcionamiento de los buses y los dispositivos, la BIOS, que es un programa almacenado en la ROM que gestiona el arranque del sistema, y los slots de expansión como PCI-E, que permiten añadir tarjetas adicionales de sonido, vídeo, red, etc.</text:span></text:p>
      <text:p text:style-name="Normal"/>
      <text:p text:style-name="Normal"><text:span text:style-name="C25">El proceso de arranque del equipo son varias operaciones que se realizan desde que se enciende el ordenador hasta que se carga el sistema operativo, y lo hace de la siguiente manera.</text:span></text:p>
      <text:p text:style-name="Normal"/>
      <text:list text:style-name="WWNum8" text:continue-numbering="true">
        <text:list-item>
          <text:p text:style-name="P38"><text:span text:style-name="C26">El ordenador recibe una señal eléctrica que activa la fuente de alimentación y envía corriente a los demás componentes conectados a la placa base.</text:span></text:p>
        </text:list-item>
        <text:list-item>
          <text:p text:style-name="P40"><text:span text:style-name="C27">La CPU ejecuta la primera instrucción de la BIOS y realiza un test de arranque (POST) para detectar los dispositivos conectados y comprobar su estado.</text:span></text:p>
        </text:list-item>
        <text:list-item>
          <text:p text:style-name="P42"><text:span text:style-name="C28">La BIOS busca el sector de arranque en el dispositivo de almacenamiento secundario que tenga asignado como primer dispositivo de arranque, que puede ser un SSD, HDD, USB, etc.</text:span></text:p>
        </text:list-item>
        <text:list-item>
          <text:p text:style-name="P44"><text:span text:style-name="C29">El sector de arranque contiene el cargador de arranque (Windows Boot Manager para Windows, o GRUB para la mayoría de distribuciones Linux), que es un pequeño programa que localiza y carga el núcleo (kernel) del sistema operativo en la memoria principal.</text:span></text:p>
        </text:list-item>
        <text:list-item>
          <text:p text:style-name="P46"><text:span text:style-name="C30">El núcleo del sistema operativo se encarga de inicializar los controladores de los dispositivos, configurar los parámetros del sistema y lanzar los procesos y servicios necesarios para que funcione correctamente.</text:span></text:p>
        </text:list-item>
        <text:list-item>
          <text:p text:style-name="P48"><text:span text:style-name="C31">El sistema operativo muestra la interfaz de usuario, que puede ser gráfica o de texto, y permite al usuario interactuar con el ordenado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ystem"/>
    <style:font-face style:name="OpenSymbol" svg:font-family="OpenSymbol" style:font-family-generic="system"/>
    <style:font-face style:name="Liberation Mono" svg:font-family="Liberation Mono"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default-outline-level="1">
      <style:text-properties style:font-name="Arial" style:font-name-asian="Arial" style:font-name-complex="Arial" fo:font-size="20pt" style:font-size-asian="20pt" fo:hyphenate="false"/>
    </style:style>
    <style:style style:name="Título2" style:display-name="Título 2" style:family="paragraph" style:parent-style-name="Normal" style:default-outline-level="2">
      <style:text-properties style:font-name="Arial" style:font-name-asian="Arial" style:font-name-complex="Arial" fo:font-size="17pt" style:font-size-asian="17pt" fo:hyphenate="false"/>
    </style:style>
    <style:style style:name="Título3" style:display-name="Título 3" style:family="paragraph" style:parent-style-name="Normal" style:default-outline-level="3">
      <style:text-properties style:font-name="Arial" style:font-name-asian="Arial" style:font-name-complex="Arial" fo:font-size="15pt" style:font-size-asian="15pt" fo:hyphenate="false"/>
    </style:style>
    <style:style style:name="Título4" style:display-name="Título 4" style:family="paragraph" style:parent-style-name="Normal" style:default-outline-level="4">
      <style:text-properties style:font-name="Arial" style:font-name-asian="Arial" style:font-name-complex="Arial" fo:font-weight="bold" style:font-weight-asian="bold" fo:font-size="13pt" style:font-size-asian="13pt" fo:hyphenate="false"/>
    </style:style>
    <style:style style:name="Título5" style:display-name="Título 5" style:family="paragraph" style:parent-style-name="Normal" style:default-outline-level="5">
      <style:text-properties style:font-name="Arial" style:font-name-asian="Arial" style:font-name-complex="Arial" fo:font-weight="bold" style:font-weight-asian="bold" fo:font-size="12pt" style:font-size-asian="12pt" fo:hyphenate="false"/>
    </style:style>
    <style:style style:name="Título6" style:display-name="Título 6" style:family="paragraph" style:parent-style-name="Normal" style:default-outline-level="6">
      <style:text-properties style:font-name="Arial" style:font-name-asian="Arial" style:font-name-complex="Arial" fo:font-weight="bold" style:font-weight-asian="bold" fo:font-size="11pt" style:font-size-asian="11pt" fo:hyphenate="false"/>
    </style:style>
    <style:style style:name="Título7" style:display-name="Título 7" style:family="paragraph" style:parent-style-name="Normal" style:default-outline-level="7">
      <style:text-properties style:font-name="Arial" style:font-name-asian="Arial" style:font-name-complex="Arial" fo:font-weight="bold" style:font-weight-asian="bold" fo:font-style="italic" style:font-style-asian="italic" fo:font-size="11pt" style:font-size-asian="11pt" fo:hyphenate="false"/>
    </style:style>
    <style:style style:name="Título8" style:display-name="Título 8" style:family="paragraph" style:parent-style-name="Normal" style:default-outline-level="8">
      <style:text-properties style:font-name="Arial" style:font-name-asian="Arial" style:font-name-complex="Arial" fo:font-style="italic" style:font-style-asian="italic" fo:font-size="11pt" style:font-size-asian="11pt" fo:hyphenate="false"/>
    </style:style>
    <style:style style:name="Título9" style:display-name="Título 9" style:family="paragraph" style:parent-style-name="Normal" style:default-outline-level="9">
      <style:text-properties style:font-name="Arial" style:font-name-asian="Arial" style:font-name-complex="Arial" fo:font-style="italic" style:font-style-asian="italic" fo:font-size="10.5pt" style:font-size-asian="10.5pt" fo:hyphenate="false"/>
    </style:style>
    <style:style style:name="Normal" style:display-name="Normal" style:family="paragraph">
      <style:text-properties fo:hyphenate="false"/>
    </style:style>
    <style:style style:name="Fuentedepárrafopredeter." style:display-name="Fuente de párrafo predeter." style:family="text"/>
    <style:style style:name="Heading1Char" style:display-name="Heading 1 Char" style:family="text">
      <style:text-properties style:font-name="Arial" style:font-name-asian="Arial" style:font-name-complex="Arial" fo:font-size="20pt" style:font-size-asian="20pt"/>
    </style:style>
    <style:style style:name="Heading2Char" style:display-name="Heading 2 Char" style:family="text">
      <style:text-properties style:font-name="Arial" style:font-name-asian="Arial" style:font-name-complex="Arial" fo:font-size="17pt" style:font-size-asian="17pt"/>
    </style:style>
    <style:style style:name="Heading3Char" style:display-name="Heading 3 Char" style:family="text">
      <style:text-properties style:font-name="Arial" style:font-name-asian="Arial" style:font-name-complex="Arial" fo:font-size="15pt" style:font-size-asian="15pt"/>
    </style:style>
    <style:style style:name="Heading4Char" style:display-name="Heading 4 Char" style:family="text">
      <style:text-properties style:font-name="Arial" style:font-name-asian="Arial" style:font-name-complex="Arial" fo:font-weight="bold" style:font-weight-asian="bold" fo:font-size="13pt" style:font-size-asian="13pt"/>
    </style:style>
    <style:style style:name="Heading5Char" style:display-name="Heading 5 Char" style:family="text">
      <style:text-properties style:font-name="Arial" style:font-name-asian="Arial" style:font-name-complex="Arial" fo:font-weight="bold" style:font-weight-asian="bold" fo:font-size="12pt" style:font-size-asian="12pt"/>
    </style:style>
    <style:style style:name="Heading6Char" style:display-name="Heading 6 Char" style:family="text">
      <style:text-properties style:font-name="Arial" style:font-name-asian="Arial" style:font-name-complex="Arial" fo:font-weight="bold" style:font-weight-asian="bold" fo:font-size="11pt" style:font-size-asian="11pt"/>
    </style:style>
    <style:style style:name="Heading7Char" style:display-name="Heading 7 Char" style:family="text">
      <style:text-properties style:font-name="Arial" style:font-name-asian="Arial" style:font-name-complex="Arial" fo:font-weight="bold" style:font-weight-asian="bold" fo:font-style="italic" style:font-style-asian="italic" fo:font-size="11pt" style:font-size-asian="11pt"/>
    </style:style>
    <style:style style:name="Heading8Char" style:display-name="Heading 8 Char" style:family="text">
      <style:text-properties style:font-name="Arial" style:font-name-asian="Arial" style:font-name-complex="Arial" fo:font-style="italic" style:font-style-asian="italic" fo:font-size="11pt" style:font-size-asian="11pt"/>
    </style:style>
    <style:style style:name="Heading9Char" style:display-name="Heading 9 Char" style:family="text">
      <style:text-properties style:font-name="Arial" style:font-name-asian="Arial" style:font-name-complex="Arial" fo:font-style="italic" style:font-style-asian="italic" fo:font-size="10.5pt" style:font-size-asian="10.5pt"/>
    </style:style>
    <style:style style:name="Párrafodelista" style:display-name="Párrafo de lista" style:family="paragraph" style:parent-style-name="Normal">
      <style:text-properties fo:hyphenate="false"/>
    </style:style>
    <style:style style:name="Sinespaciado" style:display-name="Sin espaciado" style:family="paragraph">
      <style:text-properties fo:hyphenate="false"/>
    </style:style>
    <style:style style:name="Título" style:display-name="Título" style:family="paragraph" style:parent-style-name="Normal">
      <style:text-properties fo:font-size="24pt" style:font-size-asian="24pt" fo:hyphenate="false"/>
    </style:style>
    <style:style style:name="TitleChar" style:display-name="Title Char" style:family="text">
      <style:text-properties fo:font-size="24pt" style:font-size-asian="24pt"/>
    </style:style>
    <style:style style:name="Subtítulo" style:display-name="Subtítulo" style:family="paragraph" style:parent-style-name="Normal">
      <style:text-properties fo:font-size="12pt" style:font-size-asian="12pt" fo:hyphenate="false"/>
    </style:style>
    <style:style style:name="SubtitleChar" style:display-name="Subtitle Char" style:family="text">
      <style:text-properties fo:font-size="12pt" style:font-size-asian="12pt"/>
    </style:style>
    <style:style style:name="Cita" style:display-name="Cita" style:family="paragraph" style:parent-style-name="Normal">
      <style:text-properties fo:font-style="italic" style:font-style-asian="italic" fo:hyphenate="false"/>
    </style:style>
    <style:style style:name="QuoteChar" style:display-name="Quote Char" style:family="text">
      <style:text-properties fo:font-style="italic" style:font-style-asian="italic"/>
    </style:style>
    <style:style style:name="Citadestacada" style:display-name="Cita destacada" style:family="paragraph" style:parent-style-name="Normal">
      <style:text-properties fo:font-style="italic" style:font-style-asian="italic" fo:hyphenate="false"/>
    </style:style>
    <style:style style:name="IntenseQuoteChar" style:display-name="Intense Quote Char" style:family="text">
      <style:text-properties fo:font-style="italic" style:font-style-asian="italic"/>
    </style:style>
    <style:style style:name="Encabezado" style:display-name="Encabezado" style:family="paragraph" style:parent-style-name="Normal">
      <style:paragraph-properties>
        <style:tab-stops>
          <style:tab-stop style:type="center" style:position="4.9604in"/>
          <style:tab-stop style:type="right" style:position="9.9215in"/>
        </style:tab-stops>
      </style:paragraph-properties>
      <style:text-properties fo:hyphenate="false"/>
    </style:style>
    <style:style style:name="HeaderChar" style:display-name="Header Char" style:family="text"/>
    <style:style style:name="Piedepágina" style:display-name="Pie de página" style:family="paragraph" style:parent-style-name="Normal">
      <style:paragraph-properties>
        <style:tab-stops>
          <style:tab-stop style:type="center" style:position="4.9604in"/>
          <style:tab-stop style:type="right" style:position="9.9215in"/>
        </style:tab-stops>
      </style:paragraph-properties>
      <style:text-properties fo:hyphenate="false"/>
    </style:style>
    <style:style style:name="FooterChar" style:display-name="Footer Char" style:family="text"/>
    <style:style style:name="CaptionChar" style:display-name="Caption Char" style:family="text"/>
    <style:style style:name="Hipervínculo" style:display-name="Hipervínculo" style:family="tex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extonotapie" style:display-name="Texto nota pie" style:family="paragraph" style:parent-style-name="Normal">
      <style:text-properties fo:font-size="9pt" style:font-size-asian="9pt" fo:hyphenate="false"/>
    </style:style>
    <style:style style:name="FootnoteTextChar" style:display-name="Footnote Text Char" style:family="text">
      <style:text-properties fo:font-size="9pt" style:font-size-asian="9pt"/>
    </style:style>
    <style:style style:name="Ref.denotaalpie" style:display-name="Ref. de nota al pie" style:family="text">
      <style:text-properties style:text-position="super 63.6%"/>
    </style:style>
    <style:style style:name="Textonotaalfinal" style:display-name="Texto nota al final" style:family="paragraph" style:parent-style-name="Normal">
      <style:text-properties fo:hyphenate="false"/>
    </style:style>
    <style:style style:name="EndnoteTextChar" style:display-name="Endnote Text Char" style:family="text">
      <style:text-properties fo:font-size="10pt" style:font-size-asian="10pt"/>
    </style:style>
    <style:style style:name="Ref.denotaalfinal" style:display-name="Ref. de nota al final" style:family="text">
      <style:text-properties style:text-position="super 63.6%"/>
    </style:style>
    <style:style style:name="TDC1" style:display-name="TDC 1" style:family="paragraph" style:parent-style-name="Normal">
      <style:paragraph-properties fo:margin-bottom="0.0395in"/>
      <style:text-properties fo:hyphenate="false"/>
    </style:style>
    <style:style style:name="TDC2" style:display-name="TDC 2" style:family="paragraph" style:parent-style-name="Normal">
      <style:paragraph-properties fo:margin-bottom="0.0395in" fo:margin-left="0.1965in">
        <style:tab-stops/>
      </style:paragraph-properties>
      <style:text-properties fo:hyphenate="false"/>
    </style:style>
    <style:style style:name="TDC3" style:display-name="TDC 3" style:family="paragraph" style:parent-style-name="Normal">
      <style:paragraph-properties fo:margin-bottom="0.0395in" fo:margin-left="0.3937in">
        <style:tab-stops/>
      </style:paragraph-properties>
      <style:text-properties fo:hyphenate="false"/>
    </style:style>
    <style:style style:name="TDC4" style:display-name="TDC 4" style:family="paragraph" style:parent-style-name="Normal">
      <style:paragraph-properties fo:margin-bottom="0.0395in" fo:margin-left="0.5902in">
        <style:tab-stops/>
      </style:paragraph-properties>
      <style:text-properties fo:hyphenate="false"/>
    </style:style>
    <style:style style:name="TDC5" style:display-name="TDC 5" style:family="paragraph" style:parent-style-name="Normal">
      <style:paragraph-properties fo:margin-bottom="0.0395in" fo:margin-left="0.7875in">
        <style:tab-stops/>
      </style:paragraph-properties>
      <style:text-properties fo:hyphenate="false"/>
    </style:style>
    <style:style style:name="TDC6" style:display-name="TDC 6" style:family="paragraph" style:parent-style-name="Normal">
      <style:paragraph-properties fo:margin-bottom="0.0395in" fo:margin-left="0.984in">
        <style:tab-stops/>
      </style:paragraph-properties>
      <style:text-properties fo:hyphenate="false"/>
    </style:style>
    <style:style style:name="TDC7" style:display-name="TDC 7" style:family="paragraph" style:parent-style-name="Normal">
      <style:paragraph-properties fo:margin-bottom="0.0395in" fo:margin-left="1.1812in">
        <style:tab-stops/>
      </style:paragraph-properties>
      <style:text-properties fo:hyphenate="false"/>
    </style:style>
    <style:style style:name="TDC8" style:display-name="TDC 8" style:family="paragraph" style:parent-style-name="Normal">
      <style:paragraph-properties fo:margin-bottom="0.0395in" fo:margin-left="1.3777in">
        <style:tab-stops/>
      </style:paragraph-properties>
      <style:text-properties fo:hyphenate="false"/>
    </style:style>
    <style:style style:name="TDC9" style:display-name="TDC 9" style:family="paragraph" style:parent-style-name="Normal">
      <style:paragraph-properties fo:margin-bottom="0.0395in" fo:margin-left="1.575in">
        <style:tab-stops/>
      </style:paragraph-properties>
      <style:text-properties fo:hyphenate="false"/>
    </style:style>
    <style:style style:name="TítuloTDC" style:display-name="Título TDC" style:family="paragraph">
      <style:text-properties fo:hyphenate="false"/>
    </style:style>
    <style:style style:name="Tabladeilustraciones" style:display-name="Tabla de ilustraciones" style:family="paragraph" style:parent-style-name="Normal">
      <style:text-properties fo:hyphenate="false"/>
    </style:style>
    <style:style style:name="DStyle_paragraph" style:display-name="DStyle_paragraph" style:family="paragraph">
      <style:text-properties style:font-name="Calibri" style:font-name-asian="Calibri" style:font-name-complex="Calibri" fo:color="#000000" fo:font-size="12pt" style:font-size-asian="12pt" fo:hyphenate="false"/>
    </style:style>
    <style:style style:name="Standard" style:display-name="Standard" style:family="paragraph" style:parent-style-name="DStyle_paragraph">
      <style:text-properties fo:hyphenate="false"/>
    </style:style>
    <style:style style:name="Heading" style:display-name="Heading" style:family="paragraph" style:parent-style-name="Standard">
      <style:text-properties style:font-name="Liberation Sans" style:font-name-asian="Liberation Sans" style:font-name-complex="Liberation Sans" fo:font-size="14pt" style:font-size-asian="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text-properties fo:font-style="italic" style:font-style-asian="italic" fo:hyphenate="false"/>
    </style:style>
    <style:style style:name="Index" style:display-name="Index" style:family="paragraph" style:parent-style-name="Standard">
      <style:text-properties fo:hyphenate="false"/>
    </style:style>
    <style:style style:name="StrongEmphasis" style:display-name="Strong Emphasis" style:family="text">
      <style:text-properties fo:font-weight="bold" style:font-weight-asian="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1" style:display-name="T1" style:family="text"/>
    <style:style style:name="T2" style:display-name="T2" style:family="text"/>
    <style:style style:name="T3" style:display-name="T3" style:family="text"/>
    <style:style style:name="T4" style:display-name="T4" style:family="text"/>
    <style:style style:name="T5" style:display-name="T5" style:family="text"/>
    <style:style style:name="T6" style:display-name="T6" style:family="text"/>
    <style:style style:name="T7" style:display-name="T7" style:family="text"/>
    <style:style style:name="T8" style:display-name="T8" style:family="text"/>
    <style:style style:name="T9" style:display-name="T9" style:family="text"/>
    <style:style style:name="T10" style:display-name="T10" style:family="text"/>
    <style:style style:name="T11" style:display-name="T11" style:family="text"/>
    <style:style style:name="T12" style:display-name="T12" style:family="text"/>
    <style:style style:name="T13" style:display-name="T13" style:family="text"/>
    <style:style style:name="T14" style:display-name="T14" style:family="text"/>
    <style:style style:name="T15" style:display-name="T15" style:family="text"/>
    <style:style style:name="T16" style:display-name="T16" style:family="text"/>
    <style:style style:name="T17" style:display-name="T17" style:family="text"/>
    <style:style style:name="T18" style:display-name="T18" style:family="text"/>
    <style:style style:name="T19" style:display-name="T19" style:family="text"/>
    <style:style style:name="T20" style:display-name="T20" style:family="text"/>
    <style:style style:name="T21" style:display-name="T21" style:family="text"/>
    <style:style style:name="T22" style:display-name="T22" style:family="text"/>
    <style:style style:name="T23" style:display-name="T23" style:family="text"/>
    <style:style style:name="T24" style:display-name="T24" style:family="text"/>
    <style:style style:name="T25" style:display-name="T25" style:family="text"/>
    <style:style style:name="T26" style:display-name="T26" style:family="text"/>
    <style:style style:name="T27" style:display-name="T27" style:family="text"/>
    <style:style style:name="T28" style:display-name="T28" style:family="text"/>
    <style:style style:name="T29" style:display-name="T29" style:family="text"/>
    <style:style style:name="T30" style:display-name="T30" style:family="text"/>
    <style:style style:name="T31" style:display-name="T31" style:family="text"/>
    <style:style style:name="T32" style:display-name="T32" style:family="text"/>
    <style:style style:name="T33" style:display-name="T33" style:family="text"/>
    <style:style style:name="T34" style:display-name="T34" style:family="text"/>
    <style:style style:name="T35" style:display-name="T35" style:family="text"/>
    <style:style style:name="T36" style:display-name="T36" style:family="text"/>
    <style:style style:name="T37" style:display-name="T37" style:family="text"/>
    <style:style style:name="T38" style:display-name="T38" style:family="text"/>
    <style:style style:name="T39" style:display-name="T39" style:family="text"/>
    <style:style style:name="T40" style:display-name="T40" style:family="text"/>
    <style:style style:name="T41" style:display-name="T41" style:family="text"/>
    <style:style style:name="T42" style:display-name="T42" style:family="text"/>
    <style:style style:name="T43" style:display-name="T43" style:family="text"/>
    <style:style style:name="T44" style:display-name="T44" style:family="text"/>
    <style:style style:name="T45" style:display-name="T45" style:family="text"/>
    <style:style style:name="T46" style:display-name="T46" style:family="text">
      <style:text-properties style:font-name="Symbol" style:font-name-asian="Symbol" style:font-name-complex="Symbol"/>
    </style:style>
    <style:style style:name="T47" style:display-name="T47" style:family="text">
      <style:text-properties style:font-name="Symbol" style:font-name-asian="Symbol" style:font-name-complex="Symbol"/>
    </style:style>
    <style:style style:name="T48" style:display-name="T48" style:family="text">
      <style:text-properties style:font-name="Symbol" style:font-name-asian="Symbol" style:font-name-complex="Symbol"/>
    </style:style>
    <style:style style:name="T49" style:display-name="T49" style:family="text">
      <style:text-properties style:font-name="Symbol" style:font-name-asian="Symbol" style:font-name-complex="Symbol"/>
    </style:style>
    <style:style style:name="T50" style:display-name="T50" style:family="text">
      <style:text-properties style:font-name="Symbol" style:font-name-asian="Symbol" style:font-name-complex="Symbol"/>
    </style:style>
    <style:style style:name="T51" style:display-name="T51" style:family="text">
      <style:text-properties style:font-name="Symbol" style:font-name-asian="Symbol" style:font-name-complex="Symbol"/>
    </style:style>
    <style:style style:name="T52" style:display-name="T52" style:family="text">
      <style:text-properties style:font-name="Symbol" style:font-name-asian="Symbol" style:font-name-complex="Symbol"/>
    </style:style>
    <style:style style:name="T53" style:display-name="T53" style:family="text">
      <style:text-properties style:font-name="Symbol" style:font-name-asian="Symbol" style:font-name-complex="Symbol"/>
    </style:style>
    <style:style style:name="T54" style:display-name="T54" style:family="text">
      <style:text-properties style:font-name="Symbol" style:font-name-asian="Symbol" style:font-name-complex="Symbol"/>
    </style:style>
    <style:style style:name="T55" style:display-name="T55" style:family="text">
      <style:text-properties style:font-name="Symbol" style:font-name-asian="Symbol" style:font-name-complex="Symbol"/>
    </style:style>
    <style:style style:name="T56" style:display-name="T56" style:family="text">
      <style:text-properties style:font-name="Symbol" style:font-name-asian="Symbol" style:font-name-complex="Symbol"/>
    </style:style>
    <style:style style:name="T57" style:display-name="T57" style:family="text">
      <style:text-properties style:font-name="Symbol" style:font-name-asian="Symbol" style:font-name-complex="Symbol"/>
    </style:style>
    <style:style style:name="T58" style:display-name="T58" style:family="text">
      <style:text-properties style:font-name="Symbol" style:font-name-asian="Symbol" style:font-name-complex="Symbol"/>
    </style:style>
    <style:style style:name="T59" style:display-name="T59" style:family="text">
      <style:text-properties style:font-name="Symbol" style:font-name-asian="Symbol" style:font-name-complex="Symbol"/>
    </style:style>
    <style:style style:name="T60" style:display-name="T60" style:family="text">
      <style:text-properties style:font-name="Symbol" style:font-name-asian="Symbol" style:font-name-complex="Symbol"/>
    </style:style>
    <style:style style:name="T61" style:display-name="T61" style:family="text">
      <style:text-properties style:font-name="Symbol" style:font-name-asian="Symbol" style:font-name-complex="Symbol"/>
    </style:style>
    <style:style style:name="T62" style:display-name="T62" style:family="text">
      <style:text-properties style:font-name="Symbol" style:font-name-asian="Symbol" style:font-name-complex="Symbol"/>
    </style:style>
    <style:style style:name="T63" style:display-name="T63" style:family="text">
      <style:text-properties style:font-name="Symbol" style:font-name-asian="Symbol" style:font-name-complex="Symbol"/>
    </style:style>
    <style:style style:name="T64" style:display-name="T64" style:family="text"/>
    <style:style style:name="T65" style:display-name="T65" style:family="text"/>
    <style:style style:name="T66" style:display-name="T66" style:family="text"/>
    <style:style style:name="T67" style:display-name="T67" style:family="text"/>
    <style:style style:name="T68" style:display-name="T68" style:family="text"/>
    <style:style style:name="T69" style:display-name="T69" style:family="text"/>
    <style:style style:name="T70" style:display-name="T70" style:family="text"/>
    <style:style style:name="T71" style:display-name="T71" style:family="text"/>
    <style:style style:name="T72" style:display-name="T72" style:family="text"/>
    <style:style style:name="T73" style:display-name="T73" style:family="text"/>
    <style:style style:name="T74" style:display-name="T74" style:family="text"/>
    <style:style style:name="T75" style:display-name="T75" style:family="text"/>
    <style:style style:name="T76" style:display-name="T76" style:family="text"/>
    <style:style style:name="T77" style:display-name="T77" style:family="text"/>
    <style:style style:name="T78" style:display-name="T78" style:family="text"/>
    <style:style style:name="T79" style:display-name="T79" style:family="text"/>
    <style:style style:name="T80" style:display-name="T80" style:family="text"/>
    <style:style style:name="T81" style:display-name="T81" style:family="text"/>
    <text:list-style style:name="WWNum1" style:display-name="WWNum1">
      <text:list-level-style-bullet text:level="1" text:bullet-char="•">
        <style:list-level-properties text:space-before="0.2958in" text:min-label-width="0.1965in" text:list-level-position-and-space-mode="label-alignment">
          <style:list-level-label-alignment text:label-followed-by="listtab" fo:margin-left="0.4923in" fo:text-indent="-0.1965in"/>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44in" text:min-label-width="0.1965in" text:list-level-position-and-space-mode="label-alignment">
          <style:list-level-label-alignment text:label-followed-by="listtab" fo:margin-left="3.9409in" fo:text-indent="-0.1965in"/>
        </style:list-level-properties>
      </text:list-level-style-bullet>
      <text:list-level-style-bullet text:level="9" text:bullet-char="•">
        <style:list-level-properties text:space-before="4.2326in" text:min-label-width="0.1965in" text:list-level-position-and-space-mode="label-alignment">
          <style:list-level-label-alignment text:label-followed-by="listtab" fo:margin-left="4.4291in" fo:text-indent="-0.1965in"/>
        </style:list-level-properties>
      </text:list-level-style-bullet>
    </text:list-style>
    <text:list-style style:name="WWNum2" style:display-name="WWNum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44in" text:min-label-width="0.1965in" text:list-level-position-and-space-mode="label-alignment">
          <style:list-level-label-alignment text:label-followed-by="listtab" fo:margin-left="3.9409in" fo:text-indent="-0.1965in"/>
        </style:list-level-properties>
      </text:list-level-style-bullet>
      <text:list-level-style-bullet text:level="9" text:bullet-char="•">
        <style:list-level-properties text:space-before="4.2326in" text:min-label-width="0.1965in" text:list-level-position-and-space-mode="label-alignment">
          <style:list-level-label-alignment text:label-followed-by="listtab" fo:margin-left="4.4291in" fo:text-indent="-0.1965in"/>
        </style:list-level-properties>
      </text:list-level-style-bullet>
    </text:list-style>
    <text:list-style style:name="WWNum3" style:display-name="WWNum3">
      <text:list-level-style-bullet text:level="1" text:bullet-char="•">
        <style:list-level-properties text:space-before="0.2958in" text:min-label-width="0.1965in" text:list-level-position-and-space-mode="label-alignment">
          <style:list-level-label-alignment text:label-followed-by="listtab" fo:margin-left="0.4923in" fo:text-indent="-0.1965in"/>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44in" text:min-label-width="0.1965in" text:list-level-position-and-space-mode="label-alignment">
          <style:list-level-label-alignment text:label-followed-by="listtab" fo:margin-left="3.9409in" fo:text-indent="-0.1965in"/>
        </style:list-level-properties>
      </text:list-level-style-bullet>
      <text:list-level-style-bullet text:level="9" text:bullet-char="•">
        <style:list-level-properties text:space-before="4.2326in" text:min-label-width="0.1965in" text:list-level-position-and-space-mode="label-alignment">
          <style:list-level-label-alignment text:label-followed-by="listtab" fo:margin-left="4.4291in" fo:text-indent="-0.1965in"/>
        </style:list-level-properties>
      </text:list-level-style-bullet>
    </text:list-style>
    <text:list-style style:name="WWNum4" style:display-name="WWNum4">
      <text:list-level-style-bullet text:level="1" text:bullet-char="•">
        <style:list-level-properties text:space-before="0.2958in" text:min-label-width="0.1965in" text:list-level-position-and-space-mode="label-alignment">
          <style:list-level-label-alignment text:label-followed-by="listtab" fo:margin-left="0.4923in" fo:text-indent="-0.1965in"/>
        </style:list-level-properties>
      </text:list-level-style-bullet>
      <text:list-level-style-bullet text:level="2" text:bullet-char="•">
        <style:list-level-properties text:space-before="0.7881in" text:min-label-width="0.1965in" text:list-level-position-and-space-mode="label-alignment">
          <style:list-level-label-alignment text:label-followed-by="listtab" fo:margin-left="0.9847in" fo:text-indent="-0.1965in"/>
        </style:list-level-properties>
      </text:list-level-style-bullet>
      <text:list-level-style-bullet text:level="3" text:bullet-char="•">
        <style:list-level-properties text:space-before="1.2805in" text:min-label-width="0.1965in" text:list-level-position-and-space-mode="label-alignment">
          <style:list-level-label-alignment text:label-followed-by="listtab" fo:margin-left="1.477in" fo:text-indent="-0.1965in"/>
        </style:list-level-properties>
      </text:list-level-style-bullet>
      <text:list-level-style-bullet text:level="4" text:bullet-char="•">
        <style:list-level-properties text:space-before="1.7729in" text:min-label-width="0.1965in" text:list-level-position-and-space-mode="label-alignment">
          <style:list-level-label-alignment text:label-followed-by="listtab" fo:margin-left="1.9694in" fo:text-indent="-0.1965in"/>
        </style:list-level-properties>
      </text:list-level-style-bullet>
      <text:list-level-style-bullet text:level="5" text:bullet-char="•">
        <style:list-level-properties text:space-before="2.2652in" text:min-label-width="0.1965in" text:list-level-position-and-space-mode="label-alignment">
          <style:list-level-label-alignment text:label-followed-by="listtab" fo:margin-left="2.4618in" fo:text-indent="-0.1965in"/>
        </style:list-level-properties>
      </text:list-level-style-bullet>
      <text:list-level-style-bullet text:level="6" text:bullet-char="•">
        <style:list-level-properties text:space-before="2.7576in" text:min-label-width="0.1965in" text:list-level-position-and-space-mode="label-alignment">
          <style:list-level-label-alignment text:label-followed-by="listtab" fo:margin-left="2.9541in" fo:text-indent="-0.1965in"/>
        </style:list-level-properties>
      </text:list-level-style-bullet>
      <text:list-level-style-bullet text:level="7" text:bullet-char="•">
        <style:list-level-properties text:space-before="3.25in" text:min-label-width="0.1965in" text:list-level-position-and-space-mode="label-alignment">
          <style:list-level-label-alignment text:label-followed-by="listtab" fo:margin-left="3.4465in" fo:text-indent="-0.1965in"/>
        </style:list-level-properties>
      </text:list-level-style-bullet>
      <text:list-level-style-bullet text:level="8" text:bullet-char="•">
        <style:list-level-properties text:space-before="3.7444in" text:min-label-width="0.1965in" text:list-level-position-and-space-mode="label-alignment">
          <style:list-level-label-alignment text:label-followed-by="listtab" fo:margin-left="3.9409in" fo:text-indent="-0.1965in"/>
        </style:list-level-properties>
      </text:list-level-style-bullet>
      <text:list-level-style-bullet text:level="9" text:bullet-char="•">
        <style:list-level-properties text:space-before="4.2326in" text:min-label-width="0.1965in" text:list-level-position-and-space-mode="label-alignment">
          <style:list-level-label-alignment text:label-followed-by="listtab" fo:margin-left="4.4291in" fo:text-indent="-0.1965in"/>
        </style:list-level-properties>
      </text:list-level-style-bullet>
    </text:list-style>
    <text:list-style style:name="WWNum5" style:display-name="WWNum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6" style:display-name="WWNum6">
      <text:list-level-style-bullet text:level="1" text:bullet-char="·">
        <style:list-level-properties text:space-before="0.2423in" text:min-label-width="0.25in" text:list-level-position-and-space-mode="label-alignment">
          <style:list-level-label-alignment text:label-followed-by="listtab" fo:margin-left="0.4923in" fo:text-indent="-0.25in"/>
        </style:list-level-properties>
      </text:list-level-style-bullet>
      <text:list-level-style-bullet text:level="2"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3" text:bullet-char="·">
        <style:list-level-properties text:space-before="1.2423in" text:min-label-width="0.25in" text:list-level-position-and-space-mode="label-alignment">
          <style:list-level-label-alignment text:label-followed-by="listtab" fo:margin-left="1.4923in" fo:text-indent="-0.25in"/>
        </style:list-level-properties>
      </text:list-level-style-bullet>
      <text:list-level-style-bullet text:level="4"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5"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6" text:bullet-char="·">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7"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8"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9" text:bullet-char="·">
        <style:list-level-properties text:space-before="4.2423in" text:min-label-width="0.25in" text:list-level-position-and-space-mode="label-alignment">
          <style:list-level-label-alignment text:label-followed-by="listtab" fo:margin-left="4.4923in" fo:text-indent="-0.25in"/>
        </style:list-level-properties>
      </text:list-level-style-bullet>
    </text:list-style>
    <text:list-style style:name="WWNum7" style:display-name="WWNum7">
      <text:list-level-style-bullet text:level="1" text:bullet-char="·">
        <style:list-level-properties text:space-before="0.2423in" text:min-label-width="0.25in" text:list-level-position-and-space-mode="label-alignment">
          <style:list-level-label-alignment text:label-followed-by="listtab" fo:margin-left="0.4923in" fo:text-indent="-0.25in"/>
        </style:list-level-properties>
      </text:list-level-style-bullet>
      <text:list-level-style-bullet text:level="2"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3" text:bullet-char="·">
        <style:list-level-properties text:space-before="1.2423in" text:min-label-width="0.25in" text:list-level-position-and-space-mode="label-alignment">
          <style:list-level-label-alignment text:label-followed-by="listtab" fo:margin-left="1.4923in" fo:text-indent="-0.25in"/>
        </style:list-level-properties>
      </text:list-level-style-bullet>
      <text:list-level-style-bullet text:level="4"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5"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6" text:bullet-char="·">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7"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8"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9" text:bullet-char="·">
        <style:list-level-properties text:space-before="4.2423in" text:min-label-width="0.25in" text:list-level-position-and-space-mode="label-alignment">
          <style:list-level-label-alignment text:label-followed-by="listtab" fo:margin-left="4.4923in" fo:text-indent="-0.25in"/>
        </style:list-level-properties>
      </text:list-level-style-bullet>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06in" text:min-label-width="0.25in" text:list-level-position-and-space-mode="label-alignment">
          <style:list-level-label-alignment text:label-followed-by="listtab" fo:margin-left="3.5006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06in" text:min-label-width="0.25in" text:list-level-position-and-space-mode="label-alignment">
          <style:list-level-label-alignment text:label-followed-by="listtab" fo:margin-left="3.5006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citation-style-name="Ref.denotaalfinal" text:citation-body-style-name="Ref.denotaalfinal"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ictor Menacho Moya</dc:creator>
    <meta:creation-date>2023-11-06T17:56:00Z</meta:creation-date>
    <dc:date>2023-11-10T15:16:00Z</dc:date>
    <meta:template xlink:href="Normal.dotm" xlink:type="simple"/>
    <meta:editing-cycles>2</meta:editing-cycles>
    <meta:editing-duration>PT0S</meta:editing-duration>
    <meta:document-statistic meta:page-count="2" meta:paragraph-count="12" meta:word-count="932" meta:character-count="6050" meta:row-count="42" meta:non-whitespace-character-count="5130"/>
  </office:meta>
</office:document-meta>
</file>